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19.5pt"/>
    </style:style>
    <style:style style:name="co9" style:family="table-column">
      <style:table-column-properties fo:break-before="auto" style:column-width="21.06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45.75pt"/>
    </style:style>
    <style:style style:name="co13" style:family="table-column">
      <style:table-column-properties fo:break-before="auto" style:column-width="41.16pt"/>
    </style:style>
    <style:style style:name="co14" style:family="table-column">
      <style:table-column-properties fo:break-before="auto" style:column-width="24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id-7" table:style-name="ta1">
        <table:shapes>
          <draw:frame draw:z-index="0" draw:style-name="gr1" draw:text-style-name="P1" svg:width="453.51pt" svg:height="255.09pt" svg:x="770.85pt" svg:y="2.83pt">
            <loext:p draw:notify-on-update-of-ranges="'Grid-7'.G2:'Grid-7'.G14 'Grid-7'.L1:'Grid-7'.L1 'Grid-7'.L2:'Grid-7'.L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230.83pt" svg:height="255.26pt" svg:x="6.24pt" svg:y="262.01pt">
            <loext:p draw:notify-on-update-of-ranges="'Grid-7'.G1:'Grid-7'.G1 'Grid-7'.G2:'Grid-7'.G14 'Grid-7'.I1:'Grid-7'.I1 'Grid-7'.I2:'Grid-7'.I14 'Grid-7'.J1:'Grid-7'.J1 'Grid-7'.J2:'Grid-7'.J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4717" calcext:value-type="float">
            <text:p>147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float" office:value="26699" calcext:value-type="float">
            <text:p>266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float" office:value="46020" calcext:value-type="float">
            <text:p>460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945" calcext:value-type="float">
            <text:p>179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35597" calcext:value-type="float">
            <text:p>355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8979" calcext:value-type="float">
            <text:p>189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26065" calcext:value-type="float">
            <text:p>26065</text:p>
          </table:table-cell>
        </table:table-row>
      </table:table>
      <table:table table:name="Grid-8" table:style-name="ta1">
        <table:shapes>
          <draw:frame draw:z-index="0" draw:style-name="gr1" draw:text-style-name="P1" svg:width="453.51pt" svg:height="255.09pt" svg:x="432.4pt" svg:y="2.83pt">
            <loext:p draw:notify-on-update-of-ranges="'Grid-8'.G2:'Grid-8'.G20 'Grid-8'.L1:'Grid-8'.L1 'Grid-8'.L2:'Grid-8'.L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72.56pt" svg:height="255.26pt" svg:x="5.44pt" svg:y="274.05pt">
            <loext:p draw:notify-on-update-of-ranges="'Grid-8'.G1:'Grid-8'.G1 'Grid-8'.G2:'Grid-8'.G20 'Grid-8'.I1:'Grid-8'.I1 'Grid-8'.I2:'Grid-8'.I20 'Grid-8'.J1:'Grid-8'.J1 'Grid-8'.J2:'Grid-8'.J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5514" calcext:value-type="float">
            <text:p>155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93908" calcext:value-type="float">
            <text:p>939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589329" calcext:value-type="float">
            <text:p>5893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float" office:value="2839945" calcext:value-type="float">
            <text:p>28399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float" office:value="3010106" calcext:value-type="float">
            <text:p>30101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float" office:value="2631068" calcext:value-type="float">
            <text:p>26310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float" office:value="3010086" calcext:value-type="float">
            <text:p>30100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float" office:value="1583739" calcext:value-type="float">
            <text:p>15837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float" office:value="672132" calcext:value-type="float">
            <text:p>6721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float" office:value="928228" calcext:value-type="float">
            <text:p>9282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float" office:value="1289172" calcext:value-type="float">
            <text:p>12891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float" office:value="1811995" calcext:value-type="float">
            <text:p>18119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284134" calcext:value-type="float">
            <text:p>22841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883176" calcext:value-type="float">
            <text:p>883176</text:p>
          </table:table-cell>
        </table:table-row>
      </table:table>
      <table:table table:name="Grid-9" table:style-name="ta1">
        <table:shapes>
          <draw:frame draw:z-index="0" draw:style-name="gr1" draw:text-style-name="P1" svg:width="453.51pt" svg:height="255.09pt" svg:x="432.4pt" svg:y="2.83pt">
            <loext:p draw:notify-on-update-of-ranges="'Grid-9'.G2:'Grid-9'.G26 'Grid-9'.L1:'Grid-9'.L1 'Grid-9'.L2:'Grid-9'.L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281.12pt" svg:height="255.23pt" svg:x="5.44pt" svg:y="337.32pt">
            <loext:p draw:notify-on-update-of-ranges="'Grid-9'.G1:'Grid-9'.G1 'Grid-9'.G2:'Grid-9'.G26 'Grid-9'.I1:'Grid-9'.I1 'Grid-9'.I2:'Grid-9'.I26 'Grid-9'.J1:'Grid-9'.J1 'Grid-9'.J2:'Grid-9'.J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8178" calcext:value-type="float">
            <text:p>81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17627" calcext:value-type="float">
            <text:p>1176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780507" calcext:value-type="float">
            <text:p>7805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5" calcext:value-type="float">
            <text:p>30100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10" calcext:value-type="float">
            <text:p>30101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1" calcext:value-type="float">
            <text:p>30100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11" calcext:value-type="float">
            <text:p>3010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06" calcext:value-type="float">
            <text:p>30101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9" calcext:value-type="float">
            <text:p>30100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float" office:value="3010077" calcext:value-type="float">
            <text:p>30100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float" office:value="3010077" calcext:value-type="float">
            <text:p>30100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float" office:value="3010071" calcext:value-type="float">
            <text:p>30100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float" office:value="3010066" calcext:value-type="float">
            <text:p>30100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float" office:value="3010076" calcext:value-type="float">
            <text:p>30100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float" office:value="3010081" calcext:value-type="float">
            <text:p>30100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float" office:value="3010064" calcext:value-type="float">
            <text:p>30100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float" office:value="3010061" calcext:value-type="float">
            <text:p>30100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float" office:value="3010071" calcext:value-type="float">
            <text:p>30100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float" office:value="3010061" calcext:value-type="float">
            <text:p>30100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float" office:value="3010071" calcext:value-type="float">
            <text:p>3010071</text:p>
          </table:table-cell>
        </table:table-row>
      </table:table>
      <table:table table:name="Grid-10" table:style-name="ta1"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46228" calcext:value-type="float">
            <text:p>462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87927" calcext:value-type="float">
            <text:p>2879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2" calcext:value-type="float">
            <text:p>30100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01" calcext:value-type="float">
            <text:p>30101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16" calcext:value-type="float">
            <text:p>30101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4" calcext:value-type="float">
            <text:p>30100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6" calcext:value-type="float">
            <text:p>30100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3" calcext:value-type="float">
            <text:p>30100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8" calcext:value-type="float">
            <text:p>3010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9" calcext:value-type="float">
            <text:p>30100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4" calcext:value-type="float">
            <text:p>30100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float" office:value="3010071" calcext:value-type="float">
            <text:p>30100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alse</text:p>
          </table:table-cell>
          <table:table-cell office:value-type="float" office:value="3010079" calcext:value-type="float">
            <text:p>30100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3010077" calcext:value-type="float">
            <text:p>30100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float" office:value="3010067" calcext:value-type="float">
            <text:p>30100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float" office:value="3010067" calcext:value-type="float">
            <text:p>30100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float" office:value="3010057" calcext:value-type="float">
            <text:p>30100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3010066" calcext:value-type="float">
            <text:p>30100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3010073" calcext:value-type="float">
            <text:p>30100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3010066" calcext:value-type="float">
            <text:p>30100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3010073" calcext:value-type="float">
            <text:p>30100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3010074" calcext:value-type="float">
            <text:p>30100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float" office:value="3010070" calcext:value-type="float">
            <text:p>30100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float" office:value="3010087" calcext:value-type="float">
            <text:p>30100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3010067" calcext:value-type="float">
            <text:p>3010067</text:p>
          </table:table-cell>
        </table:table-row>
      </table:table>
      <table:table table:name="Grid-11" table:style-name="ta1"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7658" calcext:value-type="float">
            <text:p>176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304760" calcext:value-type="float">
            <text:p>3047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858419" calcext:value-type="float">
            <text:p>18584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8" calcext:value-type="float">
            <text:p>30100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5" calcext:value-type="float">
            <text:p>30100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6" calcext:value-type="float">
            <text:p>30100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5" calcext:value-type="float">
            <text:p>30100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8" calcext:value-type="float">
            <text:p>30100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04" calcext:value-type="float">
            <text:p>30101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0" calcext:value-type="float">
            <text:p>30100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5" calcext:value-type="float">
            <text:p>30100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2" calcext:value-type="float">
            <text:p>30100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3" calcext:value-type="float">
            <text:p>30100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0" calcext:value-type="float">
            <text:p>30100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2" calcext:value-type="float">
            <text:p>30100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office:value-type="float" office:value="3010090" calcext:value-type="float">
            <text:p>30100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lse</text:p>
          </table:table-cell>
          <table:table-cell office:value-type="float" office:value="3010093" calcext:value-type="float">
            <text:p>30100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float" office:value="3010082" calcext:value-type="float">
            <text:p>30100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float" office:value="3010072" calcext:value-type="float">
            <text:p>30100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float" office:value="3010071" calcext:value-type="float">
            <text:p>30100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float" office:value="3010085" calcext:value-type="float">
            <text:p>30100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3010096" calcext:value-type="float">
            <text:p>30100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float" office:value="3010079" calcext:value-type="float">
            <text:p>30100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3010085" calcext:value-type="float">
            <text:p>30100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float" office:value="3010073" calcext:value-type="float">
            <text:p>30100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float" office:value="3010074" calcext:value-type="float">
            <text:p>30100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3010073" calcext:value-type="float">
            <text:p>30100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alse</text:p>
          </table:table-cell>
          <table:table-cell office:value-type="float" office:value="3010069" calcext:value-type="float">
            <text:p>30100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lse</text:p>
          </table:table-cell>
          <table:table-cell office:value-type="float" office:value="3010070" calcext:value-type="float">
            <text:p>30100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float" office:value="3010103" calcext:value-type="float">
            <text:p>3010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float" office:value="3010070" calcext:value-type="float">
            <text:p>30100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3010073" calcext:value-type="float">
            <text:p>3010073</text:p>
          </table:table-cell>
        </table:table-row>
      </table:table>
      <table:table table:name="Grid-12" table:style-name="ta1">
        <table:shapes>
          <draw:frame draw:z-index="0" draw:style-name="gr1" draw:text-style-name="P1" svg:width="781.09pt" svg:height="624.19pt" svg:x="522.54pt" svg:y="5.27pt">
            <loext:p draw:notify-on-update-of-ranges="'Grid-12'.G1:'Grid-12'.G1 'Grid-12'.G2:'Grid-12'.G48 'Grid-12'.I1:'Grid-12'.I1 'Grid-12'.I2:'Grid-12'.I48 'Grid-12'.J1:'Grid-12'.J1 'Grid-12'.J2:'Grid-12'.J48 'Grid-12'.M1:'Grid-12'.M1 'Grid-12'.M2:'Grid-12'.M48 'Grid-12'.N1:'Grid-12'.N1 'Grid-12'.N2:'Grid-12'.N48 'Grid-12'.O1:'Grid-12'.O1 'Grid-12'.O2:'Grid-12'.O4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Lowerbound</text:p>
          </table:table-cell>
          <table:table-cell office:value-type="string" calcext:value-type="string">
            <text:p>Upperboun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083" calcext:value-type="float">
            <text:p>1083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7549" calcext:value-type="float">
            <text:p>17549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07153" calcext:value-type="float">
            <text:p>107153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634537" calcext:value-type="float">
            <text:p>63453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03" calcext:value-type="float">
            <text:p>3010103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1" calcext:value-type="float">
            <text:p>3010091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9" calcext:value-type="float">
            <text:p>3010079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2" calcext:value-type="float">
            <text:p>3010072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8" calcext:value-type="float">
            <text:p>301008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9" calcext:value-type="float">
            <text:p>3010079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9" calcext:value-type="float">
            <text:p>3010079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7" calcext:value-type="float">
            <text:p>3010077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9" calcext:value-type="float">
            <text:p>3010069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4" calcext:value-type="float">
            <text:p>3010074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1" calcext:value-type="float">
            <text:p>3010071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8" calcext:value-type="float">
            <text:p>3010098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8" calcext:value-type="float">
            <text:p>3010088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4" calcext:value-type="float">
            <text:p>3010064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5" calcext:value-type="float">
            <text:p>3010065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9" calcext:value-type="float">
            <text:p>3010089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8" calcext:value-type="float">
            <text:p>3010068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0" calcext:value-type="float">
            <text:p>3010070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9" calcext:value-type="float">
            <text:p>3010089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00" calcext:value-type="float">
            <text:p>3010100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4" calcext:value-type="float">
            <text:p>3010074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2" calcext:value-type="float">
            <text:p>3010092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3" calcext:value-type="float">
            <text:p>3010083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7" calcext:value-type="float">
            <text:p>3010087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1" calcext:value-type="float">
            <text:p>3010071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7" calcext:value-type="float">
            <text:p>3010087</text:p>
          </table:table-cell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2" calcext:value-type="float">
            <text:p>3010082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8" calcext:value-type="float">
            <text:p>3010068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1" calcext:value-type="float">
            <text:p>3010071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7" calcext:value-type="float">
            <text:p>3010077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1" calcext:value-type="float">
            <text:p>3010081</text:p>
          </table:table-cell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3" calcext:value-type="float">
            <text:p>3010073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02" calcext:value-type="float">
            <text:p>3010102</text:p>
          </table:table-cell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55" calcext:value-type="float">
            <text:p>3010155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float" office:value="3010106" calcext:value-type="float">
            <text:p>3010106</text:p>
          </table:table-cell>
          <table:table-cell/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float" office:value="3010087" calcext:value-type="float">
            <text:p>3010087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float" office:value="3010087" calcext:value-type="float">
            <text:p>3010087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float" office:value="3010080" calcext:value-type="float">
            <text:p>3010080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office:value-type="float" office:value="3010078" calcext:value-type="float">
            <text:p>3010078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</table:table>
      <table:table table:name="Grid-13" table:style-name="ta1"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43020" calcext:value-type="float">
            <text:p>430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889147" calcext:value-type="float">
            <text:p>889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9" calcext:value-type="float">
            <text:p>30100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8" calcext:value-type="float">
            <text:p>30100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7" calcext:value-type="float">
            <text:p>30100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0" calcext:value-type="float">
            <text:p>30100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7" calcext:value-type="float">
            <text:p>30100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5" calcext:value-type="float">
            <text:p>30100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5" calcext:value-type="float">
            <text:p>30100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8" calcext:value-type="float">
            <text:p>30100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1" calcext:value-type="float">
            <text:p>30100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7" calcext:value-type="float">
            <text:p>30100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9" calcext:value-type="float">
            <text:p>30100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9" calcext:value-type="float">
            <text:p>30100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8" calcext:value-type="float">
            <text:p>30100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62" calcext:value-type="float">
            <text:p>30101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2" calcext:value-type="float">
            <text:p>30100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3" calcext:value-type="float">
            <text:p>30100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3" calcext:value-type="float">
            <text:p>30100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0" calcext:value-type="float">
            <text:p>30100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4" calcext:value-type="float">
            <text:p>30100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2" calcext:value-type="float">
            <text:p>30100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8" calcext:value-type="float">
            <text:p>30100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0" calcext:value-type="float">
            <text:p>30100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3" calcext:value-type="float">
            <text:p>30100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6" calcext:value-type="float">
            <text:p>30100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float" office:value="3010066" calcext:value-type="float">
            <text:p>30100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float" office:value="3010065" calcext:value-type="float">
            <text:p>30100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float" office:value="3010086" calcext:value-type="float">
            <text:p>30100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float" office:value="3010076" calcext:value-type="float">
            <text:p>30100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alse</text:p>
          </table:table-cell>
          <table:table-cell office:value-type="float" office:value="3010078" calcext:value-type="float">
            <text:p>30100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lse</text:p>
          </table:table-cell>
          <table:table-cell office:value-type="float" office:value="3010078" calcext:value-type="float">
            <text:p>30100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lse</text:p>
          </table:table-cell>
          <table:table-cell office:value-type="float" office:value="3010080" calcext:value-type="float">
            <text:p>301008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float" office:value="3010087" calcext:value-type="float">
            <text:p>30100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float" office:value="3010085" calcext:value-type="float">
            <text:p>30100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alse</text:p>
          </table:table-cell>
          <table:table-cell office:value-type="float" office:value="3010081" calcext:value-type="float">
            <text:p>30100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alse</text:p>
          </table:table-cell>
          <table:table-cell office:value-type="float" office:value="3010079" calcext:value-type="float">
            <text:p>30100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alse</text:p>
          </table:table-cell>
          <table:table-cell office:value-type="float" office:value="3010122" calcext:value-type="float">
            <text:p>3010122</text:p>
          </table:table-cell>
        </table:table-row>
      </table:table>
      <table:table table:name="Grid-14" table:style-name="ta1"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8068" calcext:value-type="float">
            <text:p>280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61482" calcext:value-type="float">
            <text:p>2614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679840" calcext:value-type="float">
            <text:p>16798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7" calcext:value-type="float">
            <text:p>30100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3" calcext:value-type="float">
            <text:p>30100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1" calcext:value-type="float">
            <text:p>30100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7" calcext:value-type="float">
            <text:p>30100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6" calcext:value-type="float">
            <text:p>30100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6" calcext:value-type="float">
            <text:p>30100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9" calcext:value-type="float">
            <text:p>30100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3" calcext:value-type="float">
            <text:p>30100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4" calcext:value-type="float">
            <text:p>30100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8" calcext:value-type="float">
            <text:p>30100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0" calcext:value-type="float">
            <text:p>30100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4" calcext:value-type="float">
            <text:p>30100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9" calcext:value-type="float">
            <text:p>30100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6" calcext:value-type="float">
            <text:p>30100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2" calcext:value-type="float">
            <text:p>30100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9" calcext:value-type="float">
            <text:p>30100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8" calcext:value-type="float">
            <text:p>30100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3" calcext:value-type="float">
            <text:p>30100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4" calcext:value-type="float">
            <text:p>30100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2" calcext:value-type="float">
            <text:p>30100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1" calcext:value-type="float">
            <text:p>30100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1" calcext:value-type="float">
            <text:p>30100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6" calcext:value-type="float">
            <text:p>30100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4" calcext:value-type="float">
            <text:p>30100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6" calcext:value-type="float">
            <text:p>30100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21" calcext:value-type="float">
            <text:p>30101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8" calcext:value-type="float">
            <text:p>30100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05" calcext:value-type="float">
            <text:p>30101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float" office:value="3010091" calcext:value-type="float">
            <text:p>3010091</text:p>
          </table:table-cell>
        </table:table-row>
      </table:table>
      <table:table table:name="Grid-15" table:style-name="ta1"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5302" calcext:value-type="float">
            <text:p>153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82941" calcext:value-type="float">
            <text:p>829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608291" calcext:value-type="float">
            <text:p>16082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9" calcext:value-type="float">
            <text:p>30100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6" calcext:value-type="float">
            <text:p>30100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2" calcext:value-type="float">
            <text:p>30100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8" calcext:value-type="float">
            <text:p>30100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7" calcext:value-type="float">
            <text:p>30100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3" calcext:value-type="float">
            <text:p>30100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2" calcext:value-type="float">
            <text:p>30100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4" calcext:value-type="float">
            <text:p>30100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7" calcext:value-type="float">
            <text:p>30100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6" calcext:value-type="float">
            <text:p>30100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8" calcext:value-type="float">
            <text:p>30100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4" calcext:value-type="float">
            <text:p>30100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2" calcext:value-type="float">
            <text:p>30100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3" calcext:value-type="float">
            <text:p>30100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6" calcext:value-type="float">
            <text:p>30100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8" calcext:value-type="float">
            <text:p>30100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6" calcext:value-type="float">
            <text:p>30100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8" calcext:value-type="float">
            <text:p>30100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8" calcext:value-type="float">
            <text:p>30100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3" calcext:value-type="float">
            <text:p>30100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1" calcext:value-type="float">
            <text:p>30100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4" calcext:value-type="float">
            <text:p>30100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6" calcext:value-type="float">
            <text:p>30100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8" calcext:value-type="float">
            <text:p>30100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6" calcext:value-type="float">
            <text:p>30100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0" calcext:value-type="float">
            <text:p>30100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6" calcext:value-type="float">
            <text:p>30100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02" calcext:value-type="float">
            <text:p>30101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6" calcext:value-type="float">
            <text:p>30100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3" calcext:value-type="float">
            <text:p>30100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2" calcext:value-type="float">
            <text:p>30100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7" calcext:value-type="float">
            <text:p>30100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8" calcext:value-type="float">
            <text:p>30100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8" calcext:value-type="float">
            <text:p>30100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4" calcext:value-type="float">
            <text:p>30100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7" calcext:value-type="float">
            <text:p>30100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04" calcext:value-type="float">
            <text:p>30101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alse</text:p>
          </table:table-cell>
          <table:table-cell office:value-type="float" office:value="3010097" calcext:value-type="float">
            <text:p>301009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alse</text:p>
          </table:table-cell>
          <table:table-cell office:value-type="float" office:value="3010086" calcext:value-type="float">
            <text:p>30100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alse</text:p>
          </table:table-cell>
          <table:table-cell office:value-type="float" office:value="3010115" calcext:value-type="float">
            <text:p>30101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alse</text:p>
          </table:table-cell>
          <table:table-cell office:value-type="float" office:value="3010087" calcext:value-type="float">
            <text:p>30100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alse</text:p>
          </table:table-cell>
          <table:table-cell office:value-type="float" office:value="3010082" calcext:value-type="float">
            <text:p>30100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3010093" calcext:value-type="float">
            <text:p>30100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alse</text:p>
          </table:table-cell>
          <table:table-cell office:value-type="float" office:value="3010104" calcext:value-type="float">
            <text:p>3010104</text:p>
          </table:table-cell>
        </table:table-row>
      </table:table>
      <table:table table:name="Grid-20" table:style-name="ta1"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76542" calcext:value-type="float">
            <text:p>765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149039" calcext:value-type="float">
            <text:p>2149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3" calcext:value-type="float">
            <text:p>30100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1" calcext:value-type="float">
            <text:p>30100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9" calcext:value-type="float">
            <text:p>30100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1" calcext:value-type="float">
            <text:p>30100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3" calcext:value-type="float">
            <text:p>30100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1" calcext:value-type="float">
            <text:p>30100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0" calcext:value-type="float">
            <text:p>30100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7" calcext:value-type="float">
            <text:p>30100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0" calcext:value-type="float">
            <text:p>30100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3" calcext:value-type="float">
            <text:p>30100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6" calcext:value-type="float">
            <text:p>30100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7" calcext:value-type="float">
            <text:p>30100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6" calcext:value-type="float">
            <text:p>30100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9" calcext:value-type="float">
            <text:p>30100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3" calcext:value-type="float">
            <text:p>30100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09" calcext:value-type="float">
            <text:p>30101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7" calcext:value-type="float">
            <text:p>30100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8" calcext:value-type="float">
            <text:p>30100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0" calcext:value-type="float">
            <text:p>30100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4" calcext:value-type="float">
            <text:p>30100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4" calcext:value-type="float">
            <text:p>30100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8" calcext:value-type="float">
            <text:p>30100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2" calcext:value-type="float">
            <text:p>30100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17" calcext:value-type="float">
            <text:p>30101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7" calcext:value-type="float">
            <text:p>30100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32" calcext:value-type="float">
            <text:p>30101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1" calcext:value-type="float">
            <text:p>30100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1" calcext:value-type="float">
            <text:p>30100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5" calcext:value-type="float">
            <text:p>30100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03" calcext:value-type="float">
            <text:p>30101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02" calcext:value-type="float">
            <text:p>30101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8" calcext:value-type="float">
            <text:p>30100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00" calcext:value-type="float">
            <text:p>3010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23" calcext:value-type="float">
            <text:p>30101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34" calcext:value-type="float">
            <text:p>30101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8" calcext:value-type="float">
            <text:p>30100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15" calcext:value-type="float">
            <text:p>30101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5" calcext:value-type="float">
            <text:p>30100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0" calcext:value-type="float">
            <text:p>30100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09" calcext:value-type="float">
            <text:p>30101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00" calcext:value-type="float">
            <text:p>3010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06" calcext:value-type="float">
            <text:p>30101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12" calcext:value-type="float">
            <text:p>30101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5" calcext:value-type="float">
            <text:p>30100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29" calcext:value-type="float">
            <text:p>30101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08" calcext:value-type="float">
            <text:p>30101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21" calcext:value-type="float">
            <text:p>30101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13" calcext:value-type="float">
            <text:p>30101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27" calcext:value-type="float">
            <text:p>30101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11" calcext:value-type="float">
            <text:p>30101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12" calcext:value-type="float">
            <text:p>30101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18" calcext:value-type="float">
            <text:p>30101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18" calcext:value-type="float">
            <text:p>30101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37" calcext:value-type="float">
            <text:p>30101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19" calcext:value-type="float">
            <text:p>30101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18" calcext:value-type="float">
            <text:p>30101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23" calcext:value-type="float">
            <text:p>30101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16" calcext:value-type="float">
            <text:p>30101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25" calcext:value-type="float">
            <text:p>30101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17" calcext:value-type="float">
            <text:p>30101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30" calcext:value-type="float">
            <text:p>30101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42" calcext:value-type="float">
            <text:p>30101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46" calcext:value-type="float">
            <text:p>30101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41" calcext:value-type="float">
            <text:p>30101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42" calcext:value-type="float">
            <text:p>30101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54" calcext:value-type="float">
            <text:p>30101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54" calcext:value-type="float">
            <text:p>30101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43" calcext:value-type="float">
            <text:p>30101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alse</text:p>
          </table:table-cell>
          <table:table-cell office:value-type="float" office:value="3010298" calcext:value-type="float">
            <text:p>30102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16:34:23.376268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17T17:37:16.495466467</dc:date>
    <meta:editing-duration>P2DT43M29S</meta:editing-duration>
    <meta:editing-cycles>9</meta:editing-cycles>
    <meta:document-statistic meta:table-count="10" meta:cell-count="468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'Grid-8'.G2:'Grid-8'.G20 'Grid-8'.L1:'Grid-8'.L20" chart:data-source-has-labels="both" svg:x="0.32cm" svg:y="0.18cm" svg:width="12.746cm" svg:height="8.64cm">
          <chartooo:coordinate-region svg:x="1.867cm" svg:y="0.379cm" svg:width="11.012cm" svg:height="7.794cm"/>
          <chart:axis chart:dimension="x" chart:name="primary-x" chart:style-name="ch4" chartooo:axis-type="auto">
            <chartooo:date-scale/>
            <chart:categories table:cell-range-address="'Grid-8'.G2:'Grid-8'.G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id-8'.L2:'Grid-8'.L20" chart:label-cell-address="'Grid-8'.L1:'Grid-8'.L1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8'.L1:'Grid-8'.L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Grid-8'.G2:'Grid-8'.G20</svg:desc>
                </draw:g>
              </table:table-cell>
              <table:table-cell office:value-type="float" office:value="5">
                <text:p>5</text:p>
                <draw:g>
                  <svg:desc>'Grid-8'.L2:'Grid-8'.L20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514">
                <text:p>1551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3908">
                <text:p>939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89329">
                <text:p>5893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839945">
                <text:p>28399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10106">
                <text:p>301010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31068">
                <text:p>26310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010086">
                <text:p>30100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583739">
                <text:p>15837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72132">
                <text:p>67213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28228">
                <text:p>9282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89172">
                <text:p>128917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811995">
                <text:p>181199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84134">
                <text:p>228413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83176">
                <text:p>883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4.894cm" svg:height="9.006cm" xlink:href=".." xlink:type="simple" chart:class="chart:line" chart:style-name="ch1">
        <chart:legend chart:legend-position="end" svg:x="42.306cm" svg:y="3.706cm" style:legend-expansion="high" chart:style-name="ch2"/>
        <chart:plot-area chart:style-name="ch3" table:cell-range-address="'Grid-8'.G1:'Grid-8'.G20 'Grid-8'.I1:'Grid-8'.J20" chart:data-source-has-labels="row" svg:x="0.897cm" svg:y="0.18cm" svg:width="40.512cm" svg:height="8.646cm">
          <chartooo:coordinate-region svg:x="1.518cm" svg:y="0.38cm" svg:width="39.70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id-8'.G2:'Grid-8'.G20" chart:label-cell-address="'Grid-8'.G1:'Grid-8'.G1" chart:class="chart:line">
            <chart:data-point chart:repeated="19"/>
          </chart:series>
          <chart:series chart:style-name="ch7" chart:values-cell-range-address="'Grid-8'.I2:'Grid-8'.I20" chart:label-cell-address="'Grid-8'.I1:'Grid-8'.I1" chart:class="chart:line">
            <chart:data-point chart:repeated="19"/>
          </chart:series>
          <chart:series chart:style-name="ch8" chart:values-cell-range-address="'Grid-8'.J2:'Grid-8'.J20" chart:label-cell-address="'Grid-8'.J1:'Grid-8'.J1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Grid-8'.G1:'Grid-8'.G1</svg:desc>
                </draw:g>
              </table:table-cell>
              <table:table-cell office:value-type="string">
                <text:p>LB</text:p>
                <draw:g>
                  <svg:desc>'Grid-8'.I1:'Grid-8'.I1</svg:desc>
                </draw:g>
              </table:table-cell>
              <table:table-cell office:value-type="string">
                <text:p>Solution</text:p>
                <draw:g>
                  <svg:desc>'Grid-8'.J1:'Grid-8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Grid-8'.G2:'Grid-8'.G20</svg:desc>
                </draw:g>
              </table:table-cell>
              <table:table-cell office:value-type="float" office:value="6">
                <text:p>6</text:p>
                <draw:g>
                  <svg:desc>'Grid-8'.I2:'Grid-8'.I20</svg:desc>
                </draw:g>
              </table:table-cell>
              <table:table-cell office:value-type="float" office:value="NaN">
                <text:p>NaN</text:p>
                <draw:g>
                  <svg:desc>'Grid-8'.J2:'Grid-8'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'Grid-9'.G2:'Grid-9'.G26 'Grid-9'.L1:'Grid-9'.L26" chart:data-source-has-labels="both" svg:x="0.32cm" svg:y="0.18cm" svg:width="12.746cm" svg:height="8.64cm">
          <chartooo:coordinate-region svg:x="1.867cm" svg:y="0.379cm" svg:width="11.012cm" svg:height="7.794cm"/>
          <chart:axis chart:dimension="x" chart:name="primary-x" chart:style-name="ch4" chartooo:axis-type="auto">
            <chartooo:date-scale/>
            <chart:categories table:cell-range-address="'Grid-9'.G2:'Grid-9'.G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id-9'.L2:'Grid-9'.L26" chart:label-cell-address="'Grid-9'.L1:'Grid-9'.L1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9'.L1:'Grid-9'.L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'Grid-9'.G2:'Grid-9'.G26</svg:desc>
                </draw:g>
              </table:table-cell>
              <table:table-cell office:value-type="float" office:value="4">
                <text:p>4</text:p>
                <draw:g>
                  <svg:desc>'Grid-9'.L2:'Grid-9'.L26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178">
                <text:p>81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7627">
                <text:p>1176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80507">
                <text:p>78050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10095">
                <text:p>30100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10110">
                <text:p>301011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10081">
                <text:p>30100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010111">
                <text:p>30101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10106">
                <text:p>30101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010099">
                <text:p>30100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010077">
                <text:p>30100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10077">
                <text:p>301007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10075">
                <text:p>301007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010071">
                <text:p>301007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010066">
                <text:p>301006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010076">
                <text:p>30100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010081">
                <text:p>301008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010064">
                <text:p>301006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010061">
                <text:p>301006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010071">
                <text:p>301007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10061">
                <text:p>30100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10071">
                <text:p>30100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196cm" svg:height="9.005cm" xlink:href=".." xlink:type="simple" chart:class="chart:line" chart:style-name="ch1">
        <chart:legend chart:legend-position="end" svg:x="42.608cm" svg:y="3.705cm" style:legend-expansion="high" chart:style-name="ch2"/>
        <chart:plot-area chart:style-name="ch3" table:cell-range-address="'Grid-9'.G1:'Grid-9'.G26 'Grid-9'.I1:'Grid-9'.J26" chart:data-source-has-labels="row" svg:x="0.903cm" svg:y="0.18cm" svg:width="40.802cm" svg:height="8.645cm">
          <chartooo:coordinate-region svg:x="1.524cm" svg:y="0.379cm" svg:width="39.99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id-9'.G2:'Grid-9'.G26" chart:label-cell-address="'Grid-9'.G1:'Grid-9'.G1" chart:class="chart:line">
            <chart:data-point chart:repeated="25"/>
          </chart:series>
          <chart:series chart:style-name="ch7" chart:values-cell-range-address="'Grid-9'.I2:'Grid-9'.I26" chart:label-cell-address="'Grid-9'.I1:'Grid-9'.I1" chart:class="chart:line">
            <chart:data-point chart:repeated="25"/>
          </chart:series>
          <chart:series chart:style-name="ch8" chart:values-cell-range-address="'Grid-9'.J2:'Grid-9'.J26" chart:label-cell-address="'Grid-9'.J1:'Grid-9'.J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Grid-9'.G1:'Grid-9'.G1</svg:desc>
                </draw:g>
              </table:table-cell>
              <table:table-cell office:value-type="string">
                <text:p>LB</text:p>
                <draw:g>
                  <svg:desc>'Grid-9'.I1:'Grid-9'.I1</svg:desc>
                </draw:g>
              </table:table-cell>
              <table:table-cell office:value-type="string">
                <text:p>Solution</text:p>
                <draw:g>
                  <svg:desc>'Grid-9'.J1:'Grid-9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Grid-9'.G2:'Grid-9'.G26</svg:desc>
                </draw:g>
              </table:table-cell>
              <table:table-cell office:value-type="float" office:value="7">
                <text:p>7</text:p>
                <draw:g>
                  <svg:desc>'Grid-9'.I2:'Grid-9'.I26</svg:desc>
                </draw:g>
              </table:table-cell>
              <table:table-cell office:value-type="float" office:value="NaN">
                <text:p>NaN</text:p>
                <draw:g>
                  <svg:desc>'Grid-9'.J2:'Grid-9'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'Grid-7'.G2:'Grid-7'.G14 'Grid-7'.L1:'Grid-7'.L14" chart:data-source-has-labels="both" svg:x="0.32cm" svg:y="0.18cm" svg:width="12.746cm" svg:height="8.64cm">
          <chartooo:coordinate-region svg:x="1.497cm" svg:y="0.379cm" svg:width="11.382cm" svg:height="7.794cm"/>
          <chart:axis chart:dimension="x" chart:name="primary-x" chart:style-name="ch4" chartooo:axis-type="auto">
            <chartooo:date-scale/>
            <chart:categories table:cell-range-address="'Grid-7'.G2:'Grid-7'.G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id-7'.L2:'Grid-7'.L14" chart:label-cell-address="'Grid-7'.L1:'Grid-7'.L1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7'.L1:'Grid-7'.L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Grid-7'.G2:'Grid-7'.G14</svg:desc>
                </draw:g>
              </table:table-cell>
              <table:table-cell office:value-type="float" office:value="6">
                <text:p>6</text:p>
                <draw:g>
                  <svg:desc>'Grid-7'.L2:'Grid-7'.L1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717">
                <text:p>147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699">
                <text:p>266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020">
                <text:p>4602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945">
                <text:p>179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5597">
                <text:p>355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979">
                <text:p>1897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065">
                <text:p>260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3.422cm" svg:height="9.006cm" xlink:href=".." xlink:type="simple" chart:class="chart:line" chart:style-name="ch1">
        <chart:legend chart:legend-position="end" svg:x="40.834cm" svg:y="3.706cm" style:legend-expansion="high" chart:style-name="ch2"/>
        <chart:plot-area chart:style-name="ch3" table:cell-range-address="'Grid-7'.G1:'Grid-7'.G14 'Grid-7'.I1:'Grid-7'.J14" chart:data-source-has-labels="row" svg:x="0.868cm" svg:y="0.18cm" svg:width="39.098cm" svg:height="8.646cm">
          <chartooo:coordinate-region svg:x="1.304cm" svg:y="0.379cm" svg:width="38.2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id-7'.G2:'Grid-7'.G14" chart:label-cell-address="'Grid-7'.G1:'Grid-7'.G1" chart:class="chart:line">
            <chart:data-point chart:repeated="13"/>
          </chart:series>
          <chart:series chart:style-name="ch7" chart:values-cell-range-address="'Grid-7'.I2:'Grid-7'.I14" chart:label-cell-address="'Grid-7'.I1:'Grid-7'.I1" chart:class="chart:line">
            <chart:data-point chart:repeated="13"/>
          </chart:series>
          <chart:series chart:style-name="ch8" chart:values-cell-range-address="'Grid-7'.J2:'Grid-7'.J14" chart:label-cell-address="'Grid-7'.J1:'Grid-7'.J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Grid-7'.G1:'Grid-7'.G1</svg:desc>
                </draw:g>
              </table:table-cell>
              <table:table-cell office:value-type="string">
                <text:p>LB</text:p>
                <draw:g>
                  <svg:desc>'Grid-7'.I1:'Grid-7'.I1</svg:desc>
                </draw:g>
              </table:table-cell>
              <table:table-cell office:value-type="string">
                <text:p>Solution</text:p>
                <draw:g>
                  <svg:desc>'Grid-7'.J1:'Grid-7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Grid-7'.G2:'Grid-7'.G14</svg:desc>
                </draw:g>
              </table:table-cell>
              <table:table-cell office:value-type="float" office:value="6">
                <text:p>6</text:p>
                <draw:g>
                  <svg:desc>'Grid-7'.I2:'Grid-7'.I14</svg:desc>
                </draw:g>
              </table:table-cell>
              <table:table-cell office:value-type="float" office:value="NaN">
                <text:p>NaN</text:p>
                <draw:g>
                  <svg:desc>'Grid-7'.J2:'Grid-7'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tagger-even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circle" chart:symbol-width="0.6cm" chart:symbol-height="0.6cm"/>
    </style:style>
    <style:style style:name="ch13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556cm" svg:height="22.021cm" xlink:href=".." xlink:type="simple" chart:class="chart:line" chart:style-name="ch1">
        <chart:legend chart:legend-position="end" svg:x="23.586cm" svg:y="9.715cm" style:legend-expansion="high" chart:style-name="ch2"/>
        <chart:plot-area chart:style-name="ch3" table:cell-range-address="'Grid-12'.G1:'Grid-12'.G48 'Grid-12'.I1:'Grid-12'.J48 'Grid-12'.M1:'Grid-12'.O48" chart:data-source-has-labels="both" svg:x="1.562cm" svg:y="0.44cm" svg:width="21.473cm" svg:height="20.16cm">
          <chartooo:coordinate-region svg:x="2.183cm" svg:y="0.639cm" svg:width="20.665cm" svg:height="18.916cm"/>
          <chart:axis chart:dimension="x" chart:name="primary-x" chart:style-name="ch4" chartooo:axis-type="auto">
            <chartooo:date-scale/>
            <chart:title svg:x="12.161cm" svg:y="21.04cm" chart:style-name="ch5">
              <text:p>c</text:p>
            </chart:title>
            <chart:categories table:cell-range-address="'Grid-12'.G2:'Grid-12'.G48"/>
          </chart:axis>
          <chart:axis chart:dimension="y" chart:name="primary-y" chart:style-name="ch6">
            <chart:title svg:x="0.451cm" svg:y="11.464cm" chart:style-name="ch7">
              <text:p>Vertex count</text:p>
            </chart:title>
            <chart:grid chart:style-name="ch8" chart:class="major"/>
          </chart:axis>
          <chart:series chart:style-name="ch9" chart:values-cell-range-address="'Grid-12'.I2:'Grid-12'.I48" chart:label-cell-address="'Grid-12'.I1:'Grid-12'.I1" chart:class="chart:line">
            <chart:data-point chart:repeated="47"/>
          </chart:series>
          <chart:series chart:style-name="ch10" chart:values-cell-range-address="'Grid-12'.J2:'Grid-12'.J48" chart:label-cell-address="'Grid-12'.J1:'Grid-12'.J1" chart:class="chart:line">
            <chart:data-point chart:repeated="47"/>
          </chart:series>
          <chart:series chart:style-name="ch11" chart:values-cell-range-address="'Grid-12'.M2:'Grid-12'.M48" chart:label-cell-address="'Grid-12'.M1:'Grid-12'.M1" chart:class="chart:line">
            <chart:data-point chart:repeated="5"/>
            <chart:data-point chart:style-name="ch12"/>
            <chart:data-point chart:repeated="41"/>
          </chart:series>
          <chart:series chart:style-name="ch13" chart:values-cell-range-address="'Grid-12'.N2:'Grid-12'.N48" chart:label-cell-address="'Grid-12'.N1:'Grid-12'.N1" chart:class="chart:line">
            <chart:data-point chart:repeated="42"/>
            <chart:data-point chart:style-name="ch12"/>
            <chart:data-point chart:repeated="4"/>
          </chart:series>
          <chart:series chart:style-name="ch14" chart:values-cell-range-address="'Grid-12'.O2:'Grid-12'.O48" chart:label-cell-address="'Grid-12'.O1:'Grid-12'.O1" chart:class="chart:line">
            <chart:data-point chart:repeated="32"/>
            <chart:data-point chart:style-name="ch15" chart:repeated="2"/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B</text:p>
                <draw:g>
                  <svg:desc>'Grid-12'.I1:'Grid-12'.I1</svg:desc>
                </draw:g>
              </table:table-cell>
              <table:table-cell office:value-type="string">
                <text:p>UB</text:p>
                <draw:g>
                  <svg:desc>'Grid-12'.J1:'Grid-12'.J1</svg:desc>
                </draw:g>
              </table:table-cell>
              <table:table-cell office:value-type="string">
                <text:p>Lowerbound</text:p>
                <draw:g>
                  <svg:desc>'Grid-12'.M1:'Grid-12'.M1</svg:desc>
                </draw:g>
              </table:table-cell>
              <table:table-cell office:value-type="string">
                <text:p>Upperbound</text:p>
                <draw:g>
                  <svg:desc>'Grid-12'.N1:'Grid-12'.N1</svg:desc>
                </draw:g>
              </table:table-cell>
              <table:table-cell office:value-type="string">
                <text:p>C</text:p>
                <draw:g>
                  <svg:desc>'Grid-12'.O1:'Grid-12'.O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Grid-12'.G2:'Grid-12'.G48</svg:desc>
                </draw:g>
              </table:table-cell>
              <table:table-cell office:value-type="float" office:value="9">
                <text:p>9</text:p>
                <draw:g>
                  <svg:desc>'Grid-12'.I2:'Grid-12'.I48</svg:desc>
                </draw:g>
              </table:table-cell>
              <table:table-cell office:value-type="float" office:value="NaN">
                <text:p>NaN</text:p>
                <draw:g>
                  <svg:desc>'Grid-12'.J2:'Grid-12'.J48</svg:desc>
                </draw:g>
              </table:table-cell>
              <table:table-cell office:value-type="float" office:value="NaN">
                <text:p>NaN</text:p>
                <draw:g>
                  <svg:desc>'Grid-12'.M2:'Grid-12'.M48</svg:desc>
                </draw:g>
              </table:table-cell>
              <table:table-cell office:value-type="float" office:value="NaN">
                <text:p>NaN</text:p>
                <draw:g>
                  <svg:desc>'Grid-12'.N2:'Grid-12'.N48</svg:desc>
                </draw:g>
              </table:table-cell>
              <table:table-cell office:value-type="float" office:value="8">
                <text:p>8</text:p>
                <draw:g>
                  <svg:desc>'Grid-12'.O2:'Grid-12'.O48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